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arefa</text:p>
          </table:table-cell>
          <table:table-cell table:style-name="ce2" office:value-type="string" calcext:value-type="string">
            <text:p>J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1</text:p>
          </table:table-cell>
          <table:table-cell table:formula="of:=[.D2]-[.C2]" office:value-type="float" office:value="0.000199999999949796" calcext:value-type="float">
            <text:p>0,000199999999949796</text:p>
          </table:table-cell>
          <table:table-cell table:style-name="ce1" office:value-type="float" office:value="559.6517" calcext:value-type="float">
            <text:p>559,6517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560.6519" calcext:value-type="float">
            <text:p>560,6519</text:p>
          </table:table-cell>
          <table:table-cell table:formula="of:=[.D2]" office:value-type="float" office:value="559.6519" calcext:value-type="float">
            <text:p>559,6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2</text:p>
          </table:table-cell>
          <table:table-cell table:formula="of:=[.D3]-[.C3]" office:value-type="float" office:value="0.000400000000013279" calcext:value-type="float">
            <text:p>0,000400000000013279</text:p>
          </table:table-cell>
          <table:table-cell office:value-type="float" office:value="649.7799" calcext:value-type="float">
            <text:p>649,7799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650.7803" calcext:value-type="float">
            <text:p>650,7803</text:p>
          </table:table-cell>
          <table:table-cell table:formula="of:=[.C3]" office:value-type="float" office:value="649.7799" calcext:value-type="float">
            <text:p>649,7799</text:p>
          </table:table-cell>
          <table:table-cell table:formula="of:=[.C3]+COM.MICROSOFT.CEILING.MATH(([.F3]+[.B2])/[.D2])*[.C2]" office:value-type="float" office:value="1769.0833" calcext:value-type="float">
            <text:p>1769,0833</text:p>
          </table:table-cell>
          <table:table-cell table:formula="of:=([.C3]+COM.MICROSOFT.CEILING.MATH(([.G3]+[.B2])/[.D2])*[.C2])+[.B3]" office:value-type="float" office:value="2888.3871" calcext:value-type="float">
            <text:p>2888,3871</text:p>
          </table:table-cell>
        </table:table-row>
        <table:table-row table:style-name="ro1">
          <table:table-cell office:value-type="string" calcext:value-type="string">
            <text:p>Carro 1</text:p>
          </table:table-cell>
          <table:table-cell office:value-type="string" calcext:value-type="string">
            <text:p>-</text:p>
          </table:table-cell>
          <table:table-cell office:value-type="float" office:value="553.2993" calcext:value-type="float">
            <text:p>553,2993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560.6519" calcext:value-type="float">
            <text:p>560,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o 2</text:p>
          </table:table-cell>
          <table:table-cell office:value-type="string" calcext:value-type="string">
            <text:p>-</text:p>
          </table:table-cell>
          <table:table-cell office:value-type="float" office:value="649.1881" calcext:value-type="float">
            <text:p>649,1881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650.7803" calcext:value-type="float">
            <text:p>650,7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o 1</text:p>
          </table:table-cell>
          <table:table-cell office:value-type="string" calcext:value-type="string">
            <text:p>-</text:p>
          </table:table-cell>
          <table:table-cell office:value-type="float" office:value="3.001" calcext:value-type="float">
            <text:p>3,001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560.6519" calcext:value-type="float">
            <text:p>560,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o 2</text:p>
          </table:table-cell>
          <table:table-cell office:value-type="string" calcext:value-type="string">
            <text:p>-</text:p>
          </table:table-cell>
          <table:table-cell office:value-type="float" office:value="3.241" calcext:value-type="float">
            <text:p>3,241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650.7803" calcext:value-type="float">
            <text:p>650,78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Payment posto1</text:p>
          </table:table-cell>
          <table:table-cell office:value-type="string" calcext:value-type="string">
            <text:p>-</text:p>
          </table:table-cell>
          <table:table-cell office:value-type="float" office:value="0.162" calcext:value-type="float">
            <text:p>0,162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560.6519" calcext:value-type="float">
            <text:p>560,65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Payment posto2</text:p>
          </table:table-cell>
          <table:table-cell office:value-type="string" calcext:value-type="string">
            <text:p>-</text:p>
          </table:table-cell>
          <table:table-cell office:value-type="float" office:value="0.015" calcext:value-type="float">
            <text:p>0,015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650.7803" calcext:value-type="float">
            <text:p>650,7803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string" calcext:value-type="string">
            <text:p>BotPayment motorista1</text:p>
          </table:table-cell>
          <table:table-cell office:value-type="string" calcext:value-type="string">
            <text:p>-</text:p>
          </table:table-cell>
          <table:table-cell office:value-type="float" office:value="3.751" calcext:value-type="float">
            <text:p>3,751</text:p>
          </table:table-cell>
          <table:table-cell office:value-type="float" office:value="559.6519" calcext:value-type="float">
            <text:p>559,6519</text:p>
          </table:table-cell>
          <table:table-cell office:value-type="float" office:value="560.6519" calcext:value-type="float">
            <text:p>560,65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Payment motorista2</text:p>
          </table:table-cell>
          <table:table-cell office:value-type="string" calcext:value-type="string">
            <text:p>-</text:p>
          </table:table-cell>
          <table:table-cell office:value-type="float" office:value="0.054" calcext:value-type="float">
            <text:p>0,054</text:p>
          </table:table-cell>
          <table:table-cell office:value-type="float" office:value="649.7803" calcext:value-type="float">
            <text:p>649,7803</text:p>
          </table:table-cell>
          <table:table-cell office:value-type="float" office:value="650.7803" calcext:value-type="float">
            <text:p>650,7803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[.F3] + COM.MICROSOFT.CEILING.MATH(([.F17]+[.B2])/[.F2])*[.C2]" office:value-type="float" office:value="2888.3867" calcext:value-type="float">
            <text:p>2888,3867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5"/>
          <table:table-cell table:formula="of:=[.C3]+COM.MICROSOFT.CEILING.MATH(([.C3]+[.B2])/[.D2])*[.C2]" office:value-type="float" office:value="1769.0833" calcext:value-type="float">
            <text:p>1769,08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21:00:17.597000000</meta:creation-date>
    <dc:date>2023-12-01T09:56:36.357000000</dc:date>
    <meta:editing-duration>P1DT12H56M19S</meta:editing-duration>
    <meta:editing-cycles>2</meta:editing-cycles>
    <meta:generator>LibreOffice/7.6.2.1$Windows_X86_64 LibreOffice_project/56f7684011345957bbf33a7ee678afaf4d2ba333</meta:generator>
    <meta:document-statistic meta:table-count="1" meta:cell-count="62" meta:object-count="0"/>
    <meta:user-defined meta:name=""/>
  </office:meta>
</office:document-meta>
</file>